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ahoma1" svg:font-family="Tahoma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/>
    </style:style>
    <style:style style:name="P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Courier New" fo:font-size="12pt"/>
    </style:style>
    <style:style style:name="P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4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Courier New" fo:font-size="12pt"/>
    </style:style>
    <style:style style:name="T1" style:family="text">
      <style:text-properties style:font-name="Courier New" fo:font-size="12pt"/>
    </style:style>
    <style:style style:name="T2" style:family="text">
      <style:text-properties style:font-name-asian="Courier New" style:font-size-asian="12pt"/>
    </style:style>
    <style:style style:name="T3" style:family="text">
      <style:text-properties fo:color="#cc7832"/>
    </style:style>
    <style:style style:name="T4" style:family="text">
      <style:text-properties fo:color="#cc7832" style:font-name="Courier New" fo:font-size="12pt"/>
    </style:style>
    <style:style style:name="T5" style:family="text">
      <style:text-properties fo:color="#ffc66d"/>
    </style:style>
    <style:style style:name="T6" style:family="text">
      <style:text-properties fo:color="#6897bb" style:font-name="Courier New" fo:font-size="12pt"/>
    </style:style>
    <style:style style:name="T7" style:family="text">
      <style:text-properties fo:color="#6a8759" style:font-name="Courier New" fo:font-size="12pt"/>
    </style:style>
    <style:style style:name="T8" style:family="text">
      <style:text-properties fo:color="#6a8759" style:font-name-asian="Courier New" style:font-size-asian="12pt"/>
    </style:style>
    <style:style style:name="T9" style:family="text">
      <style:text-properties fo:color="#9876aa" style:font-name="Courier New" fo:font-size="12pt"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//</text:span><text:span text:style-name="T2">序列化到文件</text:span></text:p>
      <text:p text:style-name="P2"><text:span text:style-name="T3">private static <text:s/>void </text:span><text:span text:style-name="T5">jsonFile</text:span>(){</text:p>
      <text:p text:style-name="P3"><text:s text:c="4"/><text:span text:style-name="T1">ObjectMapper objectMapper=</text:span><text:span text:style-name="T4">new </text:span><text:span text:style-name="T1">ObjectMapper()</text:span><text:span text:style-name="T4">;</text:span></text:p>
      <text:p text:style-name="P3"><text:span text:style-name="T3"><text:s text:c="4"/></text:span><text:span text:style-name="T1">Man man=</text:span><text:span text:style-name="T4">new </text:span><text:span text:style-name="T1">Man()</text:span><text:span text:style-name="T4">;</text:span></text:p>
      <text:p text:style-name="P3"><text:span text:style-name="T3"><text:s text:c="4"/></text:span><text:span text:style-name="T1">man.setAge(</text:span><text:span text:style-name="T6">11</text:span><text:span text:style-name="T1">)</text:span><text:span text:style-name="T4">;</text:span></text:p>
      <text:p text:style-name="P3"><text:span text:style-name="T3"><text:s text:c="4"/></text:span><text:span text:style-name="T1">man.setName(</text:span><text:span text:style-name="T7">"</text:span><text:span text:style-name="T8">张三</text:span><text:span text:style-name="T7">"</text:span><text:span text:style-name="T1">)</text:span><text:span text:style-name="T4">;</text:span></text:p>
      <text:p text:style-name="P3"><text:span text:style-name="T3"><text:s text:c="4"/></text:span><text:span text:style-name="T4">try </text:span><text:span text:style-name="T1">{</text:span></text:p>
      <text:p text:style-name="P3"><text:s text:c="8"/><text:span text:style-name="T1">objectMapper.writeValue(</text:span><text:span text:style-name="T4">new </text:span><text:span text:style-name="T1">File(</text:span><text:span text:style-name="T7">"man.json"</text:span><text:span text:style-name="T1">)</text:span><text:span text:style-name="T4">,</text:span><text:span text:style-name="T1">man)</text:span><text:span text:style-name="T4">;</text:span></text:p>
      <text:p text:style-name="P3"><text:span text:style-name="T3"><text:s text:c="4"/></text:span><text:span text:style-name="T1">} </text:span><text:span text:style-name="T4">catch </text:span><text:span text:style-name="T1">(IOException e) {</text:span></text:p>
      <text:p text:style-name="P3"><text:s text:c="8"/><text:span text:style-name="T1">e.printStackTrace()</text:span><text:span text:style-name="T4">;</text:span></text:p>
      <text:p text:style-name="P3"><text:span text:style-name="T3"><text:s text:c="4"/></text:span><text:span text:style-name="T1">}</text:span></text:p>
      <text:p text:style-name="P2">}</text:p>
      <text:p text:style-name="P1"><text:span text:style-name="T1">//</text:span><text:span text:style-name="T2">直接将</text:span><text:span text:style-name="T1">json</text:span><text:span text:style-name="T2">装换为对象</text:span></text:p>
      <text:p text:style-name="P2"><text:span text:style-name="T3">private static <text:s/>void </text:span><text:span text:style-name="T5">readJsonObject</text:span>() <text:span text:style-name="T3">throws </text:span>IOException {</text:p>
      <text:p text:style-name="P3"><text:s text:c="4"/><text:span text:style-name="T1">ObjectMapper objectMapper=</text:span><text:span text:style-name="T4">new </text:span><text:span text:style-name="T1">ObjectMapper()</text:span><text:span text:style-name="T4">;</text:span></text:p>
      <text:p text:style-name="P3"><text:span text:style-name="T3"><text:s text:c="4"/></text:span><text:span text:style-name="T1">Man man = objectMapper.readValue(</text:span><text:span text:style-name="T4">new </text:span><text:span text:style-name="T1">File(</text:span><text:span text:style-name="T7">"man.json"</text:span><text:span text:style-name="T1">)</text:span><text:span text:style-name="T4">, </text:span><text:span text:style-name="T1">Man.</text:span><text:span text:style-name="T4">class</text:span><text:span text:style-name="T1">)</text:span><text:span text:style-name="T4">;</text:span></text:p>
      <text:p text:style-name="P3"><text:span text:style-name="T3"><text:s text:c="4"/></text:span><text:span text:style-name="T1">System.</text:span><text:span text:style-name="T9">out</text:span><text:span text:style-name="T1">.println(man)</text:span><text:span text:style-name="T4">;</text:span></text:p>
      <text:p text:style-name="P2">}</text:p>
      <text:p text:style-name="P1"><text:span text:style-name="T1">//</text:span><text:span text:style-name="T2">直接将</text:span><text:span text:style-name="T1">json</text:span><text:span text:style-name="T2">装换为</text:span><text:span text:style-name="T1">map</text:span></text:p>
      <text:p text:style-name="P2"><text:span text:style-name="T3">private static <text:s/>void </text:span><text:span text:style-name="T5">readJsonMap</text:span>() <text:span text:style-name="T3">throws </text:span>IOException {</text:p>
      <text:p text:style-name="P3"><text:s text:c="4"/><text:span text:style-name="T1">ObjectMapper objectMapper=</text:span><text:span text:style-name="T4">new </text:span><text:span text:style-name="T1">ObjectMapper()</text:span><text:span text:style-name="T4">;</text:span></text:p>
      <text:p text:style-name="P3"><text:span text:style-name="T3"><text:s text:c="4"/></text:span><text:span text:style-name="T1">Map map= objectMapper.readValue(</text:span><text:span text:style-name="T4">new </text:span><text:span text:style-name="T1">File(</text:span><text:span text:style-name="T7">"man.json"</text:span><text:span text:style-name="T1">)</text:span><text:span text:style-name="T4">, </text:span><text:span text:style-name="T1">Map.</text:span><text:span text:style-name="T4">class</text:span><text:span text:style-name="T1">)</text:span><text:span text:style-name="T4">;</text:span></text:p>
      <text:p text:style-name="P3"><text:span text:style-name="T3"><text:s text:c="4"/></text:span><text:span text:style-name="T1">System.</text:span><text:span text:style-name="T9">out</text:span><text:span text:style-name="T1">.println(map)</text:span><text:span text:style-name="T4">;</text:span></text:p>
      <text:p text:style-name="P4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Tahoma1" svg:font-family="Tahoma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新宋体" fo:font-family="新宋体" style:font-family-generic="modern" style:font-pitch="fixed" fo:font-size="10pt" style:font-name-asian="新宋体" style:font-family-asian="新宋体" style:font-family-generic-asian="modern" style:font-pitch-asian="fixed" style:font-size-asian="10pt" style:font-name-complex="新宋体" style:font-family-complex="新宋体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7S</meta:editing-duration>
    <meta:editing-cycles>3</meta:editing-cycles>
    <meta:generator>LibreOffice/5.3.0.3$Windows_X86_64 LibreOffice_project/7074905676c47b82bbcfbea1aeefc84afe1c50e1</meta:generator>
    <dc:date>2018-09-08T19:10:08.032000000</dc:date>
    <meta:document-statistic meta:table-count="0" meta:image-count="0" meta:object-count="0" meta:page-count="1" meta:paragraph-count="24" meta:word-count="88" meta:character-count="719" meta:non-whitespace-character-count="610"/>
    <meta:user-defined meta:name="Info 1"/>
    <meta:user-defined meta:name="Info 2"/>
    <meta:user-defined meta:name="Info 3"/>
    <meta:user-defined meta:name="Info 4"/>
  </office:meta>
</office:document-meta>
</file>